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tta libera</text:p>
      <text:p text:style-name="Standard">Nell'antica Grecia la lotta era chiamata ortophale e costituiva la base per il pancrazio, più cruento e allo stesso tempo più spettacolare, combattimento totale senza regole. Gli attuali stili olimpici, ovvero la lotta libera e la greco- romana derivano infatti dagli omonimi stili classici. <text:s/>Nei giochi più antichi i lottatori indossavano una cintura chiamata perizoma come descrive Omero e lo storico Tucidide in uno dei suoi testi. In seguito cominciarono a combattere completamente nudi ricoperti da olio e sabbia in modo che le prese fossero più facili e il corpo fosse protetto dalle intemperie.</text:p>
      <text:p text:style-name="Standard">Gli incontri avvenivano in fosse di sabbia simili a quelle del salto in lungo in modo da attutire le cadute neccessarie alla vittoria, infatti per vincere un incontro si doveva far toccare il terreno per tre volte all'avversario con una qualsiasi parte del corpo. Questo sport, e in generale quelli di lotta erano molto importanti per i greci, possiamo trovare molte rappresentazioni di incontri su vasi o affreschi.</text:p>
      <text:p text:style-name="Standard"/>
      <text:p text:style-name="Standard"/>
      <text:p text:style-name="Standard"/>
      <text:p text:style-name="Standard"/>
      <text:p text:style-name="Standard">Pugilato</text:p>
      <text:p text:style-name="Standard">Prese piede in Grecia dopo il contatto avuto con la civiltà minoica o micenea, all'inizio questo tipo di combattimento era praticato da seduti per poi evolversi con un nuovo regolamento che comprendeva la posizione eretta e l'uso di guantoni o fasce di cuoio che venivano avvolte sugli avambracci, sopratutto sulle nocche. A volte anche il petto veniva fasciato, ma era molto più facile osservare combattimenti dove i lottatori erano completamente nudi tranne per le mani e qualche volta i sandali. Il regolamento era molto semplice: non si potevano usare prese e ferite o danni inflitti grazie alle dita e non ai pugni decretavano la squalifica, l'incontro non era suddiviso in round e continuava fino allo svenimento o alla resa di uno dei due contendenti, il ring era formato dalla stessa folla, non esistevano categorie di peso e i lottatori erano scelti grazie ad estrazioni.</text:p>
      <text:p text:style-name="Standard"/>
      <text:p text:style-name="Standard"/>
      <text:p text:style-name="Standard"/>
      <text:p text:style-name="Standard">Pancrazio</text:p>
      <text:p text:style-name="Standard">Era un tipo di lotta che deriva dalla somma tra pugilato e lotta libera, considerata il primo stile di lotta senza regole della storia. Gli unici divieti erano i morsi e l'accecamento perpetuo dell'avversario. Gli incontri erano a mani nude e non avevano limiti di tempo come nel pugilato, si poteva vincere per ko o per resa. Come con la lotta libera i contendenti venivano ricoperti di olio e sabbia come protezione e il ring era formato da una comune fossa di sabbia per attutire le cadute e dare più stabilità alle tecniche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ulio  olivero</meta:initial-creator>
    <meta:creation-date>2020-10-07T09:13:21.94</meta:creation-date>
    <meta:document-statistic meta:table-count="0" meta:image-count="0" meta:object-count="0" meta:page-count="1" meta:paragraph-count="7" meta:word-count="403" meta:character-count="2454"/>
    <dc:date>2020-10-07T09:57:20.27</dc:date>
    <dc:creator>giulio  olivero</dc:creator>
    <meta:editing-duration>PT12M58S</meta:editing-duration>
    <meta:editing-cycles>1</meta:editing-cycles>
    <meta:generator>OpenOffice/4.1.7$Win32 OpenOffice.org_project/417m1$Build-9800</meta:generator>
  </office:meta>
</office:document-meta>
</file>